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a9f" officeooo:paragraph-rsid="00198a9f"/>
    </style:style>
    <style:style style:name="P2" style:family="paragraph" style:parent-style-name="Standard">
      <style:paragraph-properties fo:text-align="center" style:justify-single-word="false"/>
      <style:text-properties officeooo:rsid="00198a9f" officeooo:paragraph-rsid="00198a9f"/>
    </style:style>
    <style:style style:name="P3" style:family="paragraph" style:parent-style-name="Standard">
      <style:text-properties fo:font-size="14pt" officeooo:rsid="00198a9f" officeooo:paragraph-rsid="00198a9f" style:font-size-asian="14pt" style:font-size-complex="14pt"/>
    </style:style>
    <style:style style:name="P4" style:family="paragraph" style:parent-style-name="Standard">
      <style:text-properties fo:font-size="14pt" officeooo:rsid="00198a9f" officeooo:paragraph-rsid="00198a9f" style:font-size-asian="14pt" style:font-size-complex="14pt"/>
    </style:style>
    <style:style style:name="P5" style:family="paragraph" style:parent-style-name="Standard">
      <style:text-properties fo:font-size="14pt" fo:font-weight="bold" officeooo:rsid="00198a9f" officeooo:paragraph-rsid="00198a9f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73e1" officeooo:paragraph-rsid="001b73e1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3465a4" loext:opacity="100%" style:font-name="Droid Sans Mono" fo:font-size="10.5pt" fo:font-weight="bold" officeooo:rsid="00198a9f" officeooo:paragraph-rsid="00198a9f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503cm"/>
      <style:text-properties fo:color="#3465a4" loext:opacity="100%" style:font-name="Droid Sans Mono" fo:font-size="10.5pt" fo:font-weight="bold" fo:background-color="transparent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729fcf" loext:opacity="100%" fo:font-weight="bold" style:font-weight-asian="bold" style:font-weight-complex="bold"/>
    </style:style>
    <style:style style:name="T3" style:family="text">
      <style:text-properties fo:color="#729fcf" loext:opacity="100%" fo:font-weight="bold" officeooo:rsid="001b13f5" style:font-weight-asian="bold" style:font-weight-complex="bold"/>
    </style:style>
    <style:style style:name="T4" style:family="text">
      <style:text-properties officeooo:rsid="001b1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TML</text:span> </text:p>
      <text:p text:style-name="P1"/>
      <text:p text:style-name="P3">Separação de blocos de forma semântica </text:p>
      <text:p text:style-name="P3"/>
      <text:p text:style-name="P3">Subistitui as <text:span text:style-name="T2">&lt;div&gt;&lt;/div&gt;</text:span>, porém elas ainda são utilizadas, só não são semânticas.</text:p>
      <text:p text:style-name="P3"><text:span text:style-name="T2">&lt;header&gt; &lt;/header&gt;</text:span> = cabeçalho</text:p>
      <text:p text:style-name="P3"><text:span text:style-name="T2">&lt;</text:span><text:span text:style-name="T3">nav&gt;&lt;/nav&gt;</text:span><text:span text:style-name="T4"> = navegação- menu</text:span></text:p>
      <text:p text:style-name="P3"><text:span text:style-name="T2">&lt;main&gt; &lt;/main&gt;</text:span> = conteúdo principal</text:p>
      <text:p text:style-name="P3"><text:span text:style-name="T2">&lt;footer&gt; &lt;/footer&gt;</text:span> = rodapé</text:p>
      <text:p text:style-name="P3"><text:span text:style-name="T2">&lt;section&gt; &lt;/saction&gt;</text:span> = seção</text:p>
      <text:p text:style-name="P3"><text:span text:style-name="T2">&lt;article&gt; &lt;/article&gt;</text:span> = artigo</text:p>
      <text:p text:style-name="P3"><text:span text:style-name="T2">&lt;aside&gt; &lt;/aside&gt;</text:span> = periférico ao artigo (ex: dar crédito ao autor)</text:p>
      <text:p text:style-name="P3"/>
      <text:p text:style-name="P3"/>
      <text:p text:style-name="P3">…………………………</text:p>
      <text:p text:style-name="P3"/>
      <text:p text:style-name="P7">Shorthend - background</text:p>
      <text:p text:style-name="P8">color &gt; image &gt; position &gt; repeat &gt; [size] &gt; attachment</text:p>
      <text:p text:style-name="P5"/>
      <text:p text:style-name="P6">Segundo a especificação do W3C essa é a shorthend padrão é essa, porém o size não roda nos navegadores, tem que por separa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0:00:02.205626030</meta:creation-date>
    <dc:date>2024-04-16T21:13:30.171569486</dc:date>
    <meta:editing-duration>PT1H18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93" meta:character-count="581" meta:non-whitespace-character-count="500"/>
  </office:meta>
</office:document-meta>
</file>